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f6d" officeooo:paragraph-rsid="00129f6d"/>
    </style:style>
    <style:style style:name="P2" style:family="paragraph" style:parent-style-name="Standard">
      <style:text-properties officeooo:rsid="00129f6d" officeooo:paragraph-rsid="0019f5b6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39e52"/>
    </style:style>
    <style:style style:name="P5" style:family="paragraph" style:parent-style-name="Standard">
      <style:text-properties officeooo:rsid="00129f6d" officeooo:paragraph-rsid="00129f6d"/>
    </style:style>
    <style:style style:name="P6" style:family="paragraph" style:parent-style-name="Standard">
      <style:text-properties officeooo:rsid="00129f6d" officeooo:paragraph-rsid="00212e86"/>
    </style:style>
    <style:style style:name="P7" style:family="paragraph" style:parent-style-name="Standard">
      <style:text-properties officeooo:rsid="00209b4f" officeooo:paragraph-rsid="00209b4f"/>
    </style:style>
    <style:style style:name="P8" style:family="paragraph" style:parent-style-name="Standard">
      <style:text-properties officeooo:rsid="00209b4f" officeooo:paragraph-rsid="00209b4f" fo:background-color="#ffff00"/>
    </style:style>
    <style:style style:name="P9" style:family="paragraph" style:parent-style-name="Standard">
      <style:text-properties officeooo:rsid="00129f6d" officeooo:paragraph-rsid="00129f6d" fo:background-color="#ffff00"/>
    </style:style>
    <style:style style:name="P10" style:family="paragraph" style:parent-style-name="Standard">
      <style:text-properties officeooo:rsid="00129f6d" officeooo:paragraph-rsid="00212e86" fo:background-color="#ffff00"/>
    </style:style>
    <style:style style:name="P11" style:family="paragraph" style:parent-style-name="Standard">
      <style:text-properties officeooo:rsid="00212e86" officeooo:paragraph-rsid="00212e86"/>
    </style:style>
    <style:style style:name="T1" style:family="text">
      <style:text-properties officeooo:rsid="0013f24f"/>
    </style:style>
    <style:style style:name="T2" style:family="text">
      <style:text-properties officeooo:rsid="0019f5b6"/>
    </style:style>
    <style:style style:name="T3" style:family="text">
      <style:text-properties officeooo:rsid="001c6f38"/>
    </style:style>
    <style:style style:name="T4" style:family="text">
      <style:text-properties officeooo:rsid="00209b4f"/>
    </style:style>
    <style:style style:name="T5" style:family="text">
      <style:text-properties officeooo:rsid="00212e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Step1:Install scikit-image python modules</text:p>
      <text:p text:style-name="P1"/>
      <text:p text:style-name="P7">sudo <text:s/>pip3 install scikit-image</text:p>
      <text:p text:style-name="Standard"/>
      <text:p text:style-name="P9"><text:span text:style-name="T4">Step2: </text:span>clone yolo2(darkflow)</text:p>
      <text:p text:style-name="P1"><text:span text:style-name="T5">git clone </text:span><text:a xlink:type="simple" xlink:href="https://github.com/thtrieu/darkflow" text:style-name="Internet_20_link" text:visited-style-name="Visited_20_Internet_20_Link">https://github.com/thtrieu/darkflow</text:a></text:p>
      <text:p text:style-name="P1"/>
      <text:p text:style-name="P1"/>
      <text:p text:style-name="P11">Step3:Copy yolo_cv project requirent files to the darkflow directory</text:p>
      <text:p text:style-name="P11">Files:</text:p>
      <text:p text:style-name="P11">1&gt;yolo_cv.py</text:p>
      <text:p text:style-name="P11">2&gt;Weights into bin</text:p>
      <text:p text:style-name="P11">3&gt;cfg files into cfg</text:p>
      <text:p text:style-name="P1"/>
      <text:p text:style-name="P10"><text:span text:style-name="T5">Step3:Navigate to <text:s/>darkflow</text:span></text:p>
      <text:p text:style-name="P6"/>
      <text:p text:style-name="P6">cd darkflow</text:p>
      <text:p text:style-name="Standard">python3 setup.py build_ext --inplace</text:p>
      <text:p text:style-name="Standard"/>
      <text:p text:style-name="P11">Step4:Run the yolo_cv.py</text:p>
      <text:p text:style-name="P11"/>
      <text:p text:style-name="P11">python3 yolo_cv.py</text:p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24:29.152385514</meta:creation-date>
    <dc:date>2018-11-25T17:39:07.131391715</dc:date>
    <meta:editing-duration>PT21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7" meta:character-count="385" meta:non-whitespace-character-count="351"/>
  </office:meta>
</office:document-meta>
</file>